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2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default-cell-style-name="ce2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13" table:default-cell-style-name="ce1"/>
        <table:table-column table:style-name="co5" table:default-cell-style-name="ce1"/>
        <table:table-column table:style-name="co3" table:number-columns-repeated="997" table:default-cell-style-name="ce1"/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João Ferreira Oliveira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"04648157523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12,11,1988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"pfizer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843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14,10,2022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"pfizer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V08_290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27,9,2020}</text:p>
          </table:table-cell>
          <table:table-cell office:value-type="string" calcext:value-type="string">
            <text:p>}</text:p>
          </table:table-cell>
          <table:table-cell table:style-name="Default"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"pfizer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170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15,5,2021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"pfizer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799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14,6,2021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"pfizer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603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1,7,2020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<text:s/>"Manoel Costa Barbosa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024564801934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17,7,1957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"pfizer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308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24,8,2021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"pfizer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V08_20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1,10,2020}</text:p>
          </table:table-cell>
          <table:table-cell office:value-type="string" calcext:value-type="string">
            <text:p>}</text:p>
          </table:table-cell>
          <table:table-cell table:style-name="Default"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"pfizer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808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9,4,2020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"pfizer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992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1,5,2022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"pfizer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379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28,7,2021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"pfizer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3_379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30,10,2022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<text:s/>"Flávia Carvalhoso Abreu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069244205532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5,7,2014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moderna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320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19,6,2022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"pfizer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V08_721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8,8,2022}</text:p>
          </table:table-cell>
          <table:table-cell office:value-type="string" calcext:value-type="string">
            <text:p>}</text:p>
          </table:table-cell>
          <table:table-cell table:style-name="Default"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astrazeneca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43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7,5,2022}</text:p>
          </table:table-cell>
          <table:table-cell table:number-columns-repeated="2"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table:number-columns-repeated="983"/>
          <table:table-cell table:style-name="Default" table:number-columns-repeated="7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<text:s/>"Muhammad Vidigal Canedo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09096051280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19,9,2016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moderna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34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4,7,2021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moderna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V08_838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24,7,2021}</text:p>
          </table:table-cell>
          <table:table-cell office:value-type="string" calcext:value-type="string">
            <text:p>}</text:p>
          </table:table-cell>
          <table:table-cell table:style-name="Default"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moderna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817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14,5,2021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moderna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168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23,12,2020}</text:p>
          </table:table-cell>
          <table:table-cell table:number-columns-repeated="2" office:value-type="string" calcext:value-type="string">
            <text:p>}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<text:s/>"Alessandro Keil Durães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05357082419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16,10,2017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moderna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71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24,2,2022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moderna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V08_511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26,10,2021}</text:p>
          </table:table-cell>
          <table:table-cell table:number-columns-repeated="2" office:value-type="string" calcext:value-type="string">
            <text:p>}</text:p>
          </table:table-cell>
          <table:table-cell table:number-columns-repeated="991"/>
          <table:table-cell table:style-name="Default" table:number-columns-repeated="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<text:s/>"Vilma Bacelar Conceição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01400677581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26,11,1975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janssen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940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20,1,2022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janssen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V08_7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14,12,2022}</text:p>
          </table:table-cell>
          <table:table-cell office:value-type="string" calcext:value-type="string">
            <text:p>}</text:p>
          </table:table-cell>
          <table:table-cell table:style-name="Default"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janssen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544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24,9,2022}</text:p>
          </table:table-cell>
          <table:table-cell table:number-columns-repeated="2"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table:number-columns-repeated="983"/>
          <table:table-cell table:style-name="Default" table:number-columns-repeated="7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<text:s/>"Micaela Mena Breia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072090454763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10,2,1973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table:number-columns-repeated="12"/>
          <table:table-cell table:style-name="Default"/>
          <table:table-cell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<text:s/>"Marisa Varela Pureza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02892867272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17,3,1989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janssen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834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15,12,2022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astrazeneca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V08_635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6,12,2020}</text:p>
          </table:table-cell>
          <table:table-cell office:value-type="string" calcext:value-type="string">
            <text:p>}</text:p>
          </table:table-cell>
          <table:table-cell table:style-name="Default"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"pfizer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998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29,7,2020}</text:p>
          </table:table-cell>
          <table:table-cell table:number-columns-repeated="2"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table:number-columns-repeated="983"/>
          <table:table-cell table:style-name="Default" table:number-columns-repeated="7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<text:s/>"Brian Frazão Aranha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012552830737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13,8,2012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astrazeneca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697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10,6,2021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astrazeneca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V08_97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6,2,2021}</text:p>
          </table:table-cell>
          <table:table-cell table:number-columns-repeated="2"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table:style-name="Default"/>
          <table:table-cell table:number-columns-repeated="990"/>
          <table:table-cell table:style-name="Default" table:number-columns-repeated="7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<text:s/>"Vitória Alcoforado Mata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08749787111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4,7,1979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table:number-columns-repeated="14"/>
          <table:table-cell table:style-name="Default" table:number-columns-repeated="2"/>
          <table:table-cell table:number-columns-repeated="998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<text:s/>"Sasha Espinosa Júdice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03133570897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16,12,2001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astrazeneca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196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20,11,2022}</text:p>
          </table:table-cell>
          <table:table-cell table:number-columns-repeated="2"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<text:s/>"Ezra Carregueiro Anjos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058148591722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7,2,1942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<text:s/>"Rahyssa Vital Mata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045629148219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26,4,1972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astrazeneca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303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2,4,2022}</text:p>
          </table:table-cell>
          <table:table-cell table:number-columns-repeated="2"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<text:s/>"Cristina Rufino Colares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04438880076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19,7,1953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<text:span text:style-name="T1">"sinopharm</text:span>"</text:p>
          </table:table-cell>
          <table:table-cell office:value-type="string" calcext:value-type="string">
            <text:p>,"</text:p>
          </table:table-cell>
          <table:table-cell office:value-type="string" calcext:value-type="string">
            <text:p>XXII09_183</text:p>
          </table:table-cell>
          <table:table-cell office:value-type="string" calcext:value-type="string">
            <text:p><text:span text:style-name="T1">"</text:span>,</text:p>
          </table:table-cell>
          <table:table-cell office:value-type="string" calcext:value-type="string">
            <text:p>{5,7,2020}</text:p>
          </table:table-cell>
          <table:table-cell table:number-columns-repeated="2"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<text:s/>"Iago Anhaia Lameiras"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07248632472"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{15,10,1976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/>
          <table:table-cell table:number-columns-repeated="9"/>
          <table:table-cell table:style-name="Default"/>
          <table:table-cell table:number-columns-repeated="984"/>
        </table:table-row>
        <table:table-row table:style-name="ro1" table:number-rows-repeated="6">
          <table:table-cell table:number-columns-repeated="27"/>
          <table:table-cell table:style-name="Default"/>
          <table:table-cell table:number-columns-repeated="9"/>
          <table:table-cell table:style-name="Default"/>
          <table:table-cell table:number-columns-repeated="984"/>
        </table:table-row>
        <table:table-row table:style-name="ro1" table:number-rows-repeated="7">
          <table:table-cell table:number-columns-repeated="37"/>
          <table:table-cell table:style-name="Default"/>
          <table:table-cell table:number-columns-repeated="984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17:10:39.826184964</meta:creation-date>
    <dc:date>2022-06-23T22:14:41.911507753</dc:date>
    <meta:editing-duration>PT3H52M48S</meta:editing-duration>
    <meta:editing-cycles>2</meta:editing-cycles>
    <meta:generator>LibreOffice/7.3.4.2$Linux_X86_64 LibreOffice_project/30$Build-2</meta:generator>
    <meta:document-statistic meta:table-count="1" meta:cell-count="364" meta:object-count="0"/>
  </office:meta>
</office:document-meta>
</file>